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y American Churches Are Not Revived</text:p>
      <text:p text:style-name="P2"/>
      <text:p text:style-name="P1"><text:span text:style-name="T1">Text:</text:span> II Chronicles 7:14 "If my people, which are called by my name, shall humble themselves, and pray, and seek my face, and turn from their wicked ways; then will I hear from heaven, and will forgive their sin, and will heal their land."</text:p>
      <text:p text:style-name="P1"/>
      <text:p text:style-name="P1"><text:span text:style-name="T1">Introduction:</text:span> I have read: “The Heavenly Man” by Brother Yun. This man has endured greater persecution for his faith than any man that I have heard of in my lifetime. He has been captured, tortured, and escaped from prison. He has prayed and miraculously seen people healed of things that were destined to kill them. He walked through customs and onto an airplane in China while a nationwide watch was on for him. He was an escaped fugitive and passed through customs with another man’s passport that didn’t even resemble him. When he left China they were having a revival in the church. He was asked why God would send revival to China and not to America. Here are a few of his observations:</text:p>
      <text:p text:style-name="P1"/>
      <text:p text:style-name="P1"><text:span text:style-name="T1">I. The American Church Lives Selfishly.</text:span> We have expensive build-ings with expensive sound systems, plush carpets, and stained glass windows; one, of which, cost more than entire churches would cost to build, in other countries. We pay thousands of dollars to have singing groups come and sing for one night. LuAnn Petit, a missionary to the Philippines, told Sally that when they needed materials for Vacation Bible School, she had to develop the curriculum by herself, due to lack of funds. <text:s/></text:p>
      <text:p text:style-name="P1"><text:s text:c="2"/>Church buildings will never bring revival. Great Church programs have never brought revival. Great speakers have never brought revival. There has been no revival started by good singing.</text:p>
      <text:p text:style-name="P1"><text:s text:c="2"/>We, the church in America, are a proud group. We are <text:s/>upset when the government does something to affect our Christianity. After all, we are a <text:s/>big voting block. Revival will not come as a result of good politics. <text:span text:style-name="T2">A good place to start is humility.</text:span></text:p>
      <text:p text:style-name="P1"><text:span text:style-name="T2"/></text:p>
      <text:p text:style-name="P1"><text:span text:style-name="T1">II. The American Church Places Little Significance on The Word.</text:span> If the Word of God was important to us we would be far more careful which version that we use. If the Word of God is important to us we would read it deliberately and not casually. If the Word of God is important to us we would study it until we could understand it. If the Word of God is important to us then we would obey it.</text:p>
      <text:p text:style-name="P1"><text:s text:c="2"/>Brother You said: “<text:span text:style-name="T3">You can never really know the Scriptures until you’re willing to be changed by them</text:span>.”</text:p>
      <text:p text:style-name="P1"/>
      <text:p text:style-name="P1"><text:span text:style-name="T1">III. The American Church is Not Winning Souls.</text:span> When revival came to believers in China thousands of evangelists went out to all corners of the country. Brother Yun observed that when God begins to move on the church in America, they want to sit back and enjoy the blessings and then build an altar to their experiences. They want to video the event and send it across the country. Soon a book is written and the evangelist or pastor makes the talk show circuit. If he or she is really good then they become a favorite conference speaker. True revival will result in people being sent out rather than staying home.</text:p>
      <text:p text:style-name="P1"><text:s text:c="2"/>We have praise and worship services like we’re already in heaven. We are excited about our sons and daughters being called into a music ministry but don’t you think that a true revival would bring calls from God to go to the hard places in the world to share Jesus.</text:p>
      <text:p text:style-name="P1"/>
      <text:p text:style-name="P1"><text:span text:style-name="T1">IV. American Churches Give The Minimum to God and Expect Maximum Blessings.</text:span> Here’s how to tell if you are giving God your minimum or not. When the offering plate comes around are you looking for the smallest bill in your wallet? In China, at a house meeting a leader announces: “We have a new worker who is leaving tomorrow to serve the Lord.” Immediately every person would empty their pockets of every cent that they had. Often this was more than their generosity. It was every-thing that they owned in the world.</text:p>
      <text:p text:style-name="P1"><text:s text:c="2"/>Do you have a designated time to meet with God or does He get what is left over at the end of your day?</text:p>
      <text:p text:style-name="P1"/>
      <text:p text:style-name="P1"><text:span text:style-name="T1">Conclude:</text:span> In Revelation 3:20 Jesus said "Behold, I stand at the door, and knock: if any man hear my voice, and open the door, I will come in to him, and will sup with him, and he with me." </text:p>
      <text:p text:style-name="P1"><text:s text:c="2"/>What do you think that this verse means? We use it when sharing the Gospel but that is not it’s contextual setting. It is actually a challenge presented to the church. God desires to be invited in to the church. He stands outside of the church and knocks. He desires to be your dinner guest.</text:p>
      <text:p text:style-name="P1"><text:s text:c="2"/>The Great Commission has not changed. Many churches seem to be trying to have a little heaven here on earth but until the church begins to fulfill the Great Commission and takes the Gospel to the end of the earth then it is hard to believe that we are serious about a reviva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hy American Churches Are Not Revived</dc:title>
    <meta:initial-creator>Joel Tice</meta:initial-creator>
    <meta:creation-date>2007-11-17T17:18:00</meta:creation-date>
    <dc:creator>Joel Tice</dc:creator>
    <dc:date>2020-03-07T10:12:46.22</dc:date>
    <meta:editing-cycles>5</meta:editing-cycles>
    <meta:editing-duration>PT5H3M</meta:editing-duration>
    <meta:document-statistic meta:table-count="0" meta:image-count="0" meta:object-count="0" meta:page-count="1" meta:paragraph-count="15" meta:word-count="850" meta:character-count="4656"/>
    <meta:generator>OpenOffice/4.1.3$Win32 OpenOffice.org_project/413m1$Build-9783</meta:generator>
  </office:meta>
</office:document-meta>
</file>